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paragraph-properties fo:widows="2" fo:orphans="2" style:vertical-align="auto" fo:margin-bottom="0.1388in" fo:line-height="115%"/>
      <style:text-properties fo:hyphenate="true"/>
    </style:style>
    <style:style style:name="T100" style:parent-style-name="Fuentedepárrafopredeter." style:family="text">
      <style:text-properties style:font-name="Arial" style:font-name-asian="Calibri" style:font-name-complex="Arial" fo:font-weight="bold" style:font-weight-asian="bold" style:letter-kerning="false" fo:font-size="14pt" style:font-size-asian="14pt" fo:language="es" fo:country="MX" style:language-asian="en" style:country-asian="US" style:language-complex="ar" style:country-complex="SA"/>
    </style:style>
    <style:style style:name="T101" style:parent-style-name="Fuentedepárrafopredeter." style:family="text">
      <style:text-properties style:font-name="Arial" style:font-name-asian="Calibri" style:font-name-complex="Arial" fo:font-weight="bold" style:font-weight-asian="bold" style:letter-kerning="false" fo:language="es" fo:country="MX" style:language-asian="en" style:country-asian="US" style:language-complex="ar" style:country-complex="SA"/>
    </style:style>
    <style:style style:name="P102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fo:font-weight="bold" style:font-weight-asian="bold" style:letter-kerning="false" fo:language="es" fo:country="MX" style:language-asian="en" style:country-asian="US" style:language-complex="ar" style:country-complex="SA" fo:hyphenate="true"/>
    </style:style>
    <style:style style:name="P103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04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05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06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07" style:parent-style-name="Normal" style:family="paragraph">
      <style:paragraph-properties fo:widows="2" fo:orphans="2" style:vertical-align="auto" fo:margin-bottom="0.1388in" fo:line-height="115%"/>
      <style:text-properties fo:hyphenate="true"/>
    </style:style>
    <style:style style:name="T108" style:parent-style-name="Fuentedepárrafopredeter." style:family="text">
      <style:text-properties style:font-name="Arial" style:font-name-asian="Calibri" style:font-name-complex="Arial" fo:font-weight="bold" style:font-weight-asian="bold" style:letter-kerning="false" fo:language="es" fo:country="MX" style:language-asian="en" style:country-asian="US" style:language-complex="ar" style:country-complex="SA"/>
    </style:style>
    <style:style style:name="T109" style:parent-style-name="Fuentedepárrafopredeter." style:family="text"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/>
    </style:style>
    <style:style style:name="T110" style:parent-style-name="Fuentedepárrafopredeter." style:family="text">
      <style:text-properties style:font-name="Arial" style:font-name-asian="Calibri" style:font-name-complex="Arial" fo:font-weight="bold" style:font-weight-asian="bold" style:letter-kerning="false" fo:language="es" fo:country="MX" style:language-asian="en" style:country-asian="US" style:language-complex="ar" style:country-complex="SA"/>
    </style:style>
    <style:style style:name="P111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12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13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14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15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fo:font-weight="bold" style:font-weight-asian="bold" style:letter-kerning="false" fo:language="es" fo:country="MX" style:language-asian="en" style:country-asian="US" style:language-complex="ar" style:country-complex="SA" fo:hyphenate="true"/>
    </style:style>
    <style:style style:name="P116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fo:font-weight="bold" style:font-weight-asian="bold" style:letter-kerning="false" fo:language="es" fo:country="MX" style:language-asian="en" style:country-asian="US" style:language-complex="ar" style:country-complex="SA" fo:hyphenate="true"/>
    </style:style>
    <style:style style:name="P117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fo:font-weight="bold" style:font-weight-asian="bold" style:letter-kerning="false" fo:language="es" fo:country="MX" style:language-asian="en" style:country-asian="US" style:language-complex="ar" style:country-complex="SA" fo:hyphenate="true"/>
    </style:style>
    <style:style style:name="P118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19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20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fo:font-weight="bold" style:font-weight-asian="bold" style:letter-kerning="false" fo:language="es" fo:country="MX" style:language-asian="en" style:country-asian="US" style:language-complex="ar" style:country-complex="SA" fo:hyphenate="true"/>
    </style:style>
    <style:style style:name="P121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22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23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24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25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language="es" fo:country="MX" style:language-asian="en" style:country-asian="US" style:language-complex="ar" style:country-complex="SA" fo:hyphenate="true"/>
    </style:style>
    <style:style style:name="P126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fo:font-weight="bold" style:font-weight-asian="bold" style:letter-kerning="false" fo:language="es" fo:country="MX" style:language-asian="en" style:country-asian="US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text:s text:c="3"/></text:p>
          </table:table-cell>
          <table:table-cell table:style-name="TableCell37">
            <text:p text:style-name="P38"/>
            <text:p text:style-name="Normal">Alfredo Cruz Carlo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Normal">Fundamnetos de programacio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Normal">1107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4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Ramirez Robles Jellely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2-10-2017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P99"><text:span text:style-name="T100">Incrementar en uno</text:span><text:span text:style-name="T101">.</text:span></text:p>
      <text:p text:style-name="P102">INICIO</text:p>
      <text:p text:style-name="P103">Numero_0:=1</text:p>
      <text:p text:style-name="P104">Numero_1:=7</text:p>
      <text:p text:style-name="P105">Numero_2:=2</text:p>
      <text:p text:style-name="P106"/>
      <text:p text:style-name="P107"><text:span text:style-name="T108">SI</text:span><text:span text:style-name="T109"><text:s/>numero _2= 9 <text:s text:c="3"/></text:span><text:span text:style-name="T110">ENTONCES</text:span></text:p>
      <text:p text:style-name="P111">Incrementar: Numero_2</text:p>
      <text:p text:style-name="P112">ESCRIBIR:” Resultado es numero_2”</text:p>
      <text:p text:style-name="P113">Incrementar: Numero_1</text:p>
      <text:p text:style-name="P114">ESCRIBIR: “Resultado es numero_1”</text:p>
      <text:p text:style-name="P115">FIN SI</text:p>
      <text:p text:style-name="P116"/>
      <text:p text:style-name="P117">DE LO CONTRARIO</text:p>
      <text:p text:style-name="P118">Incrementar: numero_2</text:p>
      <text:p text:style-name="P119">ESCRIBIR:” Resultado es “Numero_2 ”</text:p>
      <text:p text:style-name="P120">FIN DE LO CONTRARIO</text:p>
      <text:p text:style-name="P121"/>
      <text:p text:style-name="P122"/>
      <text:p text:style-name="P123">ESCRIBIR:”Numero_1, Numero_2, Numero_3 + 1“</text:p>
      <text:p text:style-name="P124">LEER: Resultado es:”</text:p>
      <text:p text:style-name="P125"/>
      <text:p text:style-name="P126">FIN</text:p>
      <text:p text:style-name="Standard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AURICIO</dc:creator>
    <meta:creation-date>2017-02-02T00:09:00Z</meta:creation-date>
    <dc:date>2017-10-13T02:31:00Z</dc:date>
    <meta:template xlink:href="Normal" xlink:type="simple"/>
    <meta:editing-cycles>1</meta:editing-cycles>
    <meta:editing-duration>PT2700S</meta:editing-duration>
    <meta:document-statistic meta:page-count="1" meta:paragraph-count="1" meta:word-count="121" meta:character-count="786" meta:row-count="5" meta:non-whitespace-character-count="666"/>
  </office:meta>
</office:document-meta>
</file>